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Zeile\Tak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Teil1</text:p>
          </table:table-cell>
          <table:table-cell office:value-type="string" calcext:value-type="string">
            <text:p>Teil2</text:p>
          </table:table-cell>
          <table:table-cell office:value-type="string" calcext:value-type="string">
            <text:p>Teil3</text:p>
          </table:table-cell>
          <table:table-cell office:value-type="string" calcext:value-type="string">
            <text:p>j end</text:p>
          </table:table-cell>
          <table:table-cell office:value-type="string" calcext:value-type="string">
            <text:p>SUM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B2]; [.C4])" office:value-type="float" office:value="4" calcext:value-type="float">
            <text:p>4</text:p>
          </table:table-cell>
          <table:table-cell table:formula="of:=SUM(SUM([.D6]; [.E8]; [.F10]; [.G12]; [.H14]);SUM([.D20]; [.D22]; [.D24]; [.D26]; [.B28]))" office:value-type="float" office:value="16" calcext:value-type="float">
            <text:p>16</text:p>
          </table:table-cell>
          <table:table-cell table:formula="of:=SUM(SUM([.D6]; [.E8]; [.F10]; [.G12]; [.H14]; [.I16]; [.J18]);SUM([.D22]; [.D24]; [.D26]; [.B28]))" office:value-type="float" office:value="17" calcext:value-type="float">
            <text:p>17</text:p>
          </table:table-cell>
          <table:table-cell table:formula="of:=[.E31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C31]; [.D31]; [.E31];[.F31];[.G31])" office:value-type="float" office:value="57" calcext:value-type="float">
            <text:p>5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20:08:37.934627651</meta:creation-date>
    <dc:date>2025-06-14T20:44:57.012735630</dc:date>
    <meta:editing-duration>PT2M58S</meta:editing-duration>
    <meta:editing-cycles>2</meta:editing-cycles>
    <meta:generator>LibreOffice/25.2.3.2$Linux_X86_64 LibreOffice_project/520$Build-2</meta:generator>
    <meta:document-statistic meta:table-count="1" meta:cell-count="56" meta:object-count="0"/>
  </office:meta>
</office:document-meta>
</file>